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9.001cm" table:align="margins" style:writing-mode="page"/>
    </style:style>
    <style:style style:name="Table2.A" style:family="table-column">
      <style:table-column-properties style:column-width="5.094cm" style:rel-column-width="17570*"/>
    </style:style>
    <style:style style:name="Table2.B" style:family="table-column">
      <style:table-column-properties style:column-width="13.907cm" style:rel-column-width="47965*"/>
    </style:style>
    <style:style style:name="Table2.A1" style:family="table-cell">
      <style:table-cell-properties style:vertical-align=""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11cm" style:rel-column-width="37938*"/>
    </style:style>
    <style:style style:name="Table1.B" style:family="table-column">
      <style:table-column-properties style:column-width="4.099cm" style:rel-column-width="14138*"/>
    </style:style>
    <style:style style:name="Table1.C" style:family="table-column">
      <style:table-column-properties style:column-width="3.902cm" style:rel-column-width="13459*"/>
    </style:style>
    <style:style style:name="Table1.A1" style:family="table-cell">
      <style:table-cell-properties fo:padding="0.097cm" fo:border="none"/>
    </style:style>
    <style:style style:name="Table1.A3" style:family="table-cell">
      <style:table-cell-properties fo:background-color="#1f295a" fo:padding="0.097cm" fo:border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309cm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writing-mode="page">
        <style:tab-stops/>
      </style:paragraph-properties>
      <style:text-properties officeooo:paragraph-rsid="023c5401"/>
    </style:style>
    <style:style style:name="P2" style:family="paragraph" style:parent-style-name="Table_20_Contents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vertical-align="bottom" style:writing-mode="page">
        <style:tab-stops/>
      </style:paragraph-properties>
      <style:text-properties style:font-name="FreeSerif" fo:font-size="10pt" officeooo:rsid="017920f8" officeooo:paragraph-rsid="0237e8e4" style:font-size-asian="10pt" style:font-size-complex="10pt"/>
    </style:style>
    <style:style style:name="P3" style:family="paragraph" style:parent-style-name="Table_20_Contents">
      <style:paragraph-properties fo:text-align="start" style:justify-single-word="false" style:vertical-align="bottom" style:writing-mode="page"/>
      <style:text-properties officeooo:paragraph-rsid="023c5401" style:font-size-complex="10pt"/>
    </style:style>
    <style:style style:name="P4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467503" style:font-size-asian="10pt" style:font-size-complex="10pt"/>
    </style:style>
    <style:style style:name="P5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paragraph-rsid="023c5401" style:font-size-complex="10pt"/>
    </style:style>
    <style:style style:name="P6" style:family="paragraph" style:parent-style-name="Table_20_Contents">
      <style:paragraph-properties fo:text-align="end" style:justify-single-word="false" style:vertical-align="bottom" style:writing-mode="page"/>
      <style:text-properties style:font-name="FreeSerif" officeooo:rsid="0240a51c" officeooo:paragraph-rsid="0240a51c" style:font-size-complex="10pt"/>
    </style:style>
    <style:style style:name="P7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rsid="0240a51c" officeooo:paragraph-rsid="0240a51c" style:font-size-complex="10pt"/>
    </style:style>
    <style:style style:name="P8" style:family="paragraph" style:parent-style-name="Table_20_Contents">
      <style:paragraph-properties fo:text-align="center" style:justify-single-word="false" style:vertical-align="bottom" style:writing-mode="page"/>
      <style:text-properties style:font-name="FreeSerif" officeooo:rsid="0243e678" officeooo:paragraph-rsid="0243e678" style:font-size-complex="10pt"/>
    </style:style>
    <style:style style:name="P9" style:family="paragraph" style:parent-style-name="Table_20_Contents">
      <style:paragraph-properties fo:text-align="end" style:justify-single-word="false" style:vertical-align="bottom" style:writing-mode="page"/>
      <style:text-properties style:font-name="FreeSerif" fo:font-weight="bold" officeooo:rsid="0240a51c" officeooo:paragraph-rsid="0240a51c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 style:vertical-align="bottom" style:writing-mode="page"/>
      <style:text-properties style:font-name="FreeSerif" fo:font-weight="bold" officeooo:rsid="0240a51c" officeooo:paragraph-rsid="0246da2c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 style:vertical-align="bottom" style:writing-mode="page"/>
      <style:text-properties style:font-name="FreeSerif" fo:font-weight="bold" officeooo:rsid="0246da2c" officeooo:paragraph-rsid="0246da2c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 style:vertical-align="bottom" style:writing-mode="page"/>
      <style:text-properties style:font-name="FreeSerif" fo:font-weight="bold" officeooo:paragraph-rsid="023c5401" style:font-weight-asian="bold" style:font-size-complex="10pt" style:font-weight-complex="bold"/>
    </style:style>
    <style:style style:name="P13" style:family="paragraph" style:parent-style-name="Table_20_Contents">
      <loext:graphic-properties draw:fill="none"/>
      <style:paragraph-properties fo:background-color="transparent" style:writing-mode="page"/>
      <style:text-properties officeooo:paragraph-rsid="02467503"/>
    </style:style>
    <style:style style:name="P14" style:family="paragraph" style:parent-style-name="Standard">
      <style:text-properties officeooo:paragraph-rsid="02467503"/>
    </style:style>
    <style:style style:name="P15" style:family="paragraph" style:parent-style-name="Table_20_Contents">
      <loext:graphic-properties draw:fill="none"/>
      <style:paragraph-properties fo:break-before="auto" fo:break-after="auto" fo:background-color="transparent" style:writing-mode="page"/>
      <style:text-properties officeooo:paragraph-rsid="02467503"/>
    </style:style>
    <style:style style:name="P16" style:family="paragraph" style:parent-style-name="Table_20_Contents">
      <style:paragraph-properties fo:text-align="center" style:justify-single-word="false"/>
      <style:text-properties style:font-name="FreeSerif" officeooo:rsid="0243e678" officeooo:paragraph-rsid="0243e678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FreeSerif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FreeSerif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FreeSerif" officeooo:paragraph-rsid="023fe781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FreeSerif" fo:font-size="18pt" fo:font-weight="normal" officeooo:rsid="0243e678" officeooo:paragraph-rsid="0243e678" style:font-size-asian="18pt" style:font-weight-asian="normal" style:font-size-complex="18pt" style:font-weight-complex="normal"/>
    </style:style>
    <style:style style:name="P21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2467503" style:font-size-asian="8pt" style:font-size-complex="8pt"/>
    </style:style>
    <style:style style:name="P22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2467503" style:font-size-asian="12pt" style:font-weight-asian="bold" style:font-size-complex="12pt" style:font-weight-complex="bold"/>
    </style:style>
    <style:style style:name="P23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2467503" style:font-size-asian="9pt" style:font-weight-asian="bold" style:font-size-complex="9pt" style:font-weight-complex="bold"/>
    </style:style>
    <style:style style:name="P24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2467503" style:font-size-asian="9pt" style:font-weight-asian="bold" style:font-size-complex="9pt" style:font-weight-complex="bold"/>
    </style:style>
    <style:style style:name="P25" style:family="paragraph" style:parent-style-name="Frame_20_contents">
      <style:paragraph-properties fo:text-align="center" style:justify-single-word="false"/>
    </style:style>
    <style:style style:name="T1" style:family="text">
      <style:text-properties style:font-name="FreeSerif" fo:font-size="10pt" officeooo:rsid="0243e678" style:font-size-asian="10pt" style:font-size-complex="10pt"/>
    </style:style>
    <style:style style:name="T2" style:family="text">
      <style:text-properties style:font-name="FreeSerif" fo:font-size="10pt" officeooo:rsid="017a74ec" style:font-size-asian="10pt" style:font-size-complex="10pt"/>
    </style:style>
    <style:style style:name="T3" style:family="text">
      <style:text-properties style:font-name="FreeSerif" fo:font-size="10pt" officeooo:rsid="017920f8" style:font-size-asian="10pt" style:font-size-complex="10pt"/>
    </style:style>
    <style:style style:name="T4" style:family="text">
      <style:text-properties style:font-name="FreeSerif" fo:font-size="8pt" officeooo:rsid="0178b17d" style:font-size-asian="8pt" style:font-size-complex="8pt"/>
    </style:style>
    <style:style style:name="T5" style:family="text">
      <style:text-properties officeooo:rsid="02467503"/>
    </style:style>
    <style:style style:name="T6" style:family="text">
      <style:text-properties officeooo:rsid="024c735f"/>
    </style:style>
    <style:style style:name="T7" style:family="text">
      <style:text-properties style:use-window-font-color="true" officeooo:rsid="024c735f"/>
    </style:style>
    <style:style style:name="T8" style:family="text">
      <style:text-properties fo:color="#ffffff" officeooo:rsid="024c735f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round_total_fmt" text:name="py3o.line.round_total_fmt"/>
        <text:user-field-decl office:value-type="string" office:string-value="object.company_id.cnae_main_id.code" text:name="py3o.object.company_id.cnae_main_id.code"/>
        <text:user-field-decl office:value-type="string" office:string-value="line.one.valor_fmt" text:name="py3o.line.one.valor_fmt"/>
        <text:user-field-decl office:value-type="string" office:string-value="line.two.valor_fmt" text:name="py3o.line.two.valor_fmt"/>
        <text:user-field-decl office:value-type="string" office:string-value="line.three.valor_fmt" text:name="py3o.line.three.valor_fmt"/>
        <text:user-field-decl office:value-type="string" office:string-value="object.data_aviso_previo_fmt" text:name="py3o.object.data_aviso_previo_fmt"/>
        <text:user-field-decl office:value-type="string" office:string-value="object.data_afastamento_fmt" text:name="py3o.object.data_afastamento_fmt"/>
        <text:user-field-decl office:value-type="string" office:string-value="object.contract.tipo_afastamento_cef" text:name="py3o.object.contract.tipo_afastamento_cef"/>
        <text:user-field-decl office:value-type="string" office:string-value="object.contract_id.tipo_afastamento_cef" text:name="py3o.object.contract_id.tipo_afastamento_cef"/>
        <text:user-field-decl office:value-type="string" office:string-value="object.contract_id.struct_id.tipo_afastamento_cef" text:name="py3o.object.contract_id.struct_id.tipo_afastamento_cef"/>
        <text:user-field-decl office:value-type="string" office:string-value="object.struct_id.tipo_afastamento_cef" text:name="py3o.object.struct_id.tipo_afastamento_cef"/>
        <text:user-field-decl office:value-type="string" office:string-value="object.contract_id.categoria" text:name="py3o.object.contract_id.categoria"/>
        <text:user-field-decl office:value-type="string" office:string-value="object.categoria" text:name="py3o.object.categoria"/>
        <text:user-field-decl office:value-type="string" office:string-value="categoria_contrato" text:name="py3o.categoria_contrato"/>
        <text:user-field-decl office:value-type="string" office:string-value="py3o.object.contract_id.wage" text:name="py3o.object.contract_id.wage_start"/>
        <text:user-field-decl office:value-type="string" office:string-value="object.contract_id.partner_union.union_entity_code" text:name="py3o.object.contract_id.partner_union.union_entity_code"/>
        <text:user-field-decl office:value-type="string" office:string-value="object.contract_id.partner_union.cnpj_cpf" text:name="py3o.object.contract_id.partner_union.cnpj_cpf"/>
        <text:user-field-decl office:value-type="string" office:string-value="object.contract_id.partner_union.legal_name" text:name="py3o.object.contract_id.partner_union.legal_name"/>
        <text:user-field-decl office:value-type="string" office:string-value="object.contract_id.partner_union.name" text:name="py3o.object.contract_id.partner_union.name"/>
        <text:user-field-decl office:value-type="string" office:string-value="object.valor" text:name="py3o.object.valor"/>
        <text:user-field-decl office:value-type="string" office:string-value="company_logo2" text:name="py3o.company_logo2"/>
        <text:user-field-decl office:value-type="string" office:string-value="line.nome" text:name="py3o.line.nome"/>
        <text:user-field-decl office:value-type="string" office:string-value="line.valor" text:name="py3o.line.valor"/>
        <text:user-field-decl office:value-type="string" office:string-value="total_darf" text:name="py3o.total_darf"/>
        <text:user-field-decl office:value-type="string" office:string-value="total_darf_funcionarios" text:name="py3o.total_darf_funcionarios"/>
        <text:user-field-decl office:value-type="string" office:string-value="total_darf_dirigentes" text:name="py3o.total_darf_dirigentes"/>
        <text:user-field-decl office:value-type="string" office:string-value="object.company_id.street2" text:name="py3o.object.company_id.street2"/>
        <text:user-field-decl office:value-type="string" office:string-value="object.company_id.country_id.name" text:name="py3o.object.company_id.country_id.name"/>
        <text:user-field-decl office:value-type="string" office:string-value="line.base" text:name="py3o.line.base"/>
        <text:user-field-decl office:value-type="string" office:string-value="base_total_darf_funcionarios" text:name="py3o.base_total_darf_funcionarios"/>
        <text:user-field-decl office:value-type="string" office:string-value="base_total_darf_dirigentes" text:name="py3o.base_total_darf_dirigentes"/>
      </text:user-field-decls>
      <text:p text:style-name="P15"><text:a xlink:type="simple" xlink:href="py3o://if=%220%20==%201%22" text:style-name="Internet_20_link" text:visited-style-name="Visited_20_Internet_20_Link"><text:span text:style-name="T2">if="0 == 1"</text:span></text:a></text:p>
      <text:p text:style-name="P4">Este parágrafo não vai ser exibido, mas precisa existir para que o logo seja impresso corretamente</text:p>
      <text:p text:style-name="P4"><text:user-field-get text:name="py3o.company_logo">company_logo</text:user-field-get></text:p>
      <text:p text:style-name="P4"><text:user-field-get text:name="py3o.company_logo2">company_logo2</text:user-field-get></text:p>
      <text:p text:style-name="P13"><text:a xlink:type="simple" xlink:href="py3o:///if" text:style-name="Internet_20_link" text:visited-style-name="Visited_20_Internet_20_Link"><text:span text:style-name="T3">/if</text:span></text:a></text:p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<draw:frame draw:style-name="fr1" draw:name="py3o.image(company_logo, 'png', isb64=True)" text:anchor-type="as-char" svg:width="4.755cm" svg:height="2cm" draw:z-index="0"><draw:text-box><text:p text:style-name="P25"/></draw:text-box></draw:frame></text:p>
          </table:table-cell>
          <table:table-cell table:style-name="Table2.B1" office:value-type="string">
            <text:p text:style-name="P22"><text:user-field-get text:name="py3o.object.company_id.legal_name">object.company_id.legal_name</text:user-field-get></text:p>
            <text:p text:style-name="P23"><text:user-field-get text:name="py3o.object.company_id.cnpj_cpf">object.company_id.cnpj_cpf</text:user-field-get></text:p>
            <text:p text:style-name="P24"><text:user-field-get text:name="py3o.object.company_id.street">object.company_id.street</text:user-field-get><text:s/><text:bookmark-start text:name="__DdeLink__347_1721793675"/><text:user-field-get text:name="py3o.object.company_id.street2">object.company_id.street2</text:user-field-get><text:bookmark-end text:name="__DdeLink__347_1721793675"/><text:s/><text:user-field-get text:name="py3o.object.company_id.zip">object.company_id.zip</text:user-field-get></text:p>
            <text:p text:style-name="P24"><text:user-field-get text:name="py3o.object.company_id.state_id.name">object.company_id.state_id.name</text:user-field-get><text:s/>- <text:user-field-get text:name="py3o.object.company_id.country_id.name">object.company_id.country_id.name</text:user-field-get></text:p>
          </table:table-cell>
        </table:table-row>
      </table:table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20">DARF <text:span text:style-name="T5">A</text:span>nalítico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6">DARF Funcionários Código: 0561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1"><text:a xlink:type="simple" xlink:href="py3o://for=%22line%20in%20totalizador_darf_funcionarios%22" text:style-name="Internet_20_link" text:visited-style-name="Visited_20_Internet_20_Link"><text:span text:style-name="T1">for="line in totalizador_darf_funcionarios"</text:span></text:a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><text:user-field-get text:name="py3o.line.nome">line.nome</text:user-field-get><text:s/><text:span text:style-name="T8">|</text:span></text:p>
          </table:table-cell>
          <table:table-cell table:style-name="Table1.B5" office:value-type="string">
            <text:p text:style-name="P18"><text:user-field-get text:name="py3o.line.base">line.base</text:user-field-get><text:s/><text:span text:style-name="T8">|</text:span></text:p>
          </table:table-cell>
          <table:table-cell table:style-name="Table1.C5" office:value-type="string">
            <text:p text:style-name="P19"><text:user-field-get text:name="py3o.line.valor">line.valor</text:user-field-get><text:s/><text:span text:style-name="T8">|</text:span></text:p>
          </table:table-cell>
        </table:table-row>
        <table:table-row>
          <table:table-cell table:style-name="Table1.A7" table:number-columns-spanned="3" office:value-type="string">
            <text:p text:style-name="P3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9">Total: </text:p>
          </table:table-cell>
          <table:table-cell table:style-name="Table1.B8" office:value-type="string">
            <text:p text:style-name="P9"><text:user-field-get text:name="py3o.base_total_darf_funcionarios">base_total_darf_funcionarios</text:user-field-get></text:p>
          </table:table-cell>
          <table:table-cell table:style-name="Table1.C8" office:value-type="string">
            <text:p text:style-name="P9"><text:user-field-get text:name="py3o.total_darf_funcionarios">total_darf_funcionarios</text:user-field-get></text:p>
          </table:table-cell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3" table:number-columns-spanned="3" office:value-type="string">
            <text:p text:style-name="P8">DARF Dirigentes Código: 0588</text:p>
          </table:table-cell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P1"><text:a xlink:type="simple" xlink:href="py3o://for=%22line%20in%20totalizador_darf_dirigentes%22" text:style-name="Internet_20_link" text:visited-style-name="Visited_20_Internet_20_Link"><text:span text:style-name="T1">for="line in totalizador_darf_dirigentes"</text:span></text:a></text:p>
          </table:table-cell>
          <table:covered-table-cell/>
          <table:table-cell table:style-name="Table1.C11" office:value-type="string">
            <text:p text:style-name="P7"/>
          </table:table-cell>
        </table:table-row>
        <table:table-row>
          <table:table-cell table:style-name="Table1.A12" office:value-type="string">
            <text:p text:style-name="P17"><text:user-field-get text:name="py3o.line.nome">line.nome</text:user-field-get><text:s/><text:span text:style-name="T8">|</text:span></text:p>
          </table:table-cell>
          <table:table-cell table:style-name="Table1.B12" office:value-type="string">
            <text:p text:style-name="P18"><text:user-field-get text:name="py3o.line.base">line.base</text:user-field-get><text:s/><text:span text:style-name="T8">|</text:span></text:p>
          </table:table-cell>
          <table:table-cell table:style-name="Table1.C12" office:value-type="string">
            <text:p text:style-name="P19"><text:user-field-get text:name="py3o.line.valor">line.valor</text:user-field-get><text:s/><text:span text:style-name="T8">|</text:span></text:p>
          </table:table-cell>
        </table:table-row>
        <table:table-row>
          <table:table-cell table:style-name="Table1.A13" table:number-columns-spanned="2" office:value-type="string">
            <text:p text:style-name="P3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table-cell table:style-name="Table1.C13" office:value-type="string">
            <text:p text:style-name="P7"/>
          </table:table-cell>
        </table:table-row>
        <table:table-row table:style-name="Table1.14">
          <table:table-cell table:style-name="Table1.A14" office:value-type="string">
            <text:p text:style-name="P11">Total:</text:p>
          </table:table-cell>
          <table:table-cell table:style-name="Table1.B14" office:value-type="string">
            <text:p text:style-name="P12"><text:user-field-get text:name="py3o.base_total_darf_dirigentes">base_total_darf_dirigentes</text:user-field-get></text:p>
          </table:table-cell>
          <table:table-cell table:style-name="Table1.C14" office:value-type="string">
            <text:p text:style-name="P10"><text:user-field-get text:name="py3o.total_darf_dirigentes">total_darf_dirigentes</text:user-field-get>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10-09T08:40:23.517068424</dc:date>
    <meta:editing-duration>P5DT17H14M35S</meta:editing-duration>
    <meta:editing-cycles>480</meta:editing-cycles>
    <meta:generator>LibreOffice/5.4.7.2$Linux_X86_64 LibreOffice_project/c838ef25c16710f8838b1faec480ebba495259d0</meta:generator>
    <meta:document-statistic meta:table-count="2" meta:image-count="0" meta:object-count="0" meta:page-count="1" meta:paragraph-count="29" meta:word-count="66" meta:character-count="673" meta:non-whitespace-character-count="634"/>
    <meta:user-defined meta:name="decimal_separator">,</meta:user-defined>
    <meta:user-defined meta:name="digit_separator">.</meta:user-defined>
    <meta:user-defined meta:name="float_format">"%.2f"</meta:user-defined>
  </office:meta>
</office:document-meta>
</file>